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FFERING (69:1-12, 19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FFERING (69:1-12, 19-2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rom his foes (69:1-4, 10-12, 19-2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rom his foes (69:1-4, 10-12, 19-2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y hate him for no reason (69:1-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idicule and mock him (69:10-12, 19-2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give him poison for food and sour wine for drink (69:21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SUFFERING (69:1-12, 19-28):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rom his foes (69:1-4, 10-12, 19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rom his flesh (69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From his family (69: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From his faith (69:7, 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PSALM 69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DAVID'S SUFFERING (69:1-12, 19-2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DAVID'S SUPPLICATION (69:13-18, 22-29, 1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DAVID'S SUPPLICATION (69:13-18, 22-29, 19):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Regarding his enemies (69:22-28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Regarding his enemies (69:22-28):<text:s text:c="1"/></text:span><text:span text:style-name="a516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ake their security from them (69:22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Blind them and make them weak (69:23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Pour out your fury on them (69:24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Make their homes desolate (69:25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Do not let them go free (69:26-27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Erase their names from the Book of Life (69:28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8" draw:style-name="a541" draw:master-page-name="Master1-Layout12-tx-Title-and-Text" presentation:presentation-page-layout-name="Master1-PPL12" draw:id="Slide-263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DAVID'S SUPPLICATION (69:13-18, 22-29, 19):<text:s text:c="1"/></text:span><text:span text:style-name="a543" text:class-names=""/></text:p>
          </draw:text-box>
          <svg:title/>
          <svg:desc/>
        </draw:frame>
        <draw:frame draw:id="id98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Regarding his enemies (69:22-2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Regarding himself (69:13-18, 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9" draw:style-name="a556" draw:master-page-name="Master1-Layout12-tx-Title-and-Text" presentation:presentation-page-layout-name="Master1-PPL12" draw:id="Slide-264">
        <draw:frame draw:id="id99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SALM 69<text:s text:c="1"/></text:span><text:span text:style-name="a558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DAVID'S SUFFERING (69:1-12, 19-2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DAVID'S SUPPLICATION (69:13-18, 22-29, 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DAVID'S SONG (69:30-36): David praises God for hearing his prayer and helping his peop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9 </dc:title>
    <meta:initial-creator>David STRICKLAND</meta:initial-creator>
    <dc:creator>David STRICKLAND</dc:creator>
    <meta:creation-date>2020-02-22T19:33:30Z</meta:creation-date>
    <dc:date>2020-02-22T19:33:30Z</dc:date>
    <meta:template xlink:href="BibleStudy" xlink:type="simple"/>
    <meta:editing-cycles>1</meta:editing-cycles>
    <meta:editing-duration>PT0S</meta:editing-duration>
    <meta:document-statistic meta:paragraph-count="32" meta:word-count="274"/>
  </office:meta>
</office:document-meta>
</file>